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699cm"/>
    </style:style>
    <style:style style:name="co2" style:family="table-column">
      <style:table-column-properties fo:break-before="auto" style:column-width="17.226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0.556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0.68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0">
      <style:table-cell-properties fo:background-color="#99cc99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9cc99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 calcext:value-type="string" table:number-columns-spanned="3" table:number-rows-spanned="1">
            <text:p>Mobile Application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User Module</text:p>
          </table:table-cell>
          <table:table-cell table:style-name="ce7" office:value-type="string" calcext:value-type="string">
            <text:p>Detailed Description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4" office:value-type="string" calcext:value-type="string">
            <text:p>Registration</text:p>
          </table:table-cell>
          <table:table-cell office:value-type="string" calcext:value-type="string">
            <text:p> - Subscriber registration from mobile application. </text:p>
            <text:p> - On successfully submitting the registration form Sending an email to the subscriber for email </text:p>
            <text:p>   Address verification.</text:p>
            <text:p><text:span text:style-name="T1"> - Creating email verification link.</text:span></text:p>
            <text:p><text:span text:style-name="T1"> - On clicking verification link verifying the email address.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Login</text:p>
          </table:table-cell>
          <table:table-cell office:value-type="string" calcext:value-type="string">
            <text:p> - Validating the email address and password provided by the subscriber.</text:p>
            <text:p> - Authenticating email address and password combination and checking whether the subscriber is </text:p>
            <text:p>   a verified subscriber or non verified subscriber.</text:p>
            <text:p> - After all authentications allowing the user to login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Change Password</text:p>
          </table:table-cell>
          <table:table-cell office:value-type="string" calcext:value-type="string">
            <text:p> - Providing old password , new password and confirm new password</text:p>
            <text:p> - Authenticating old password</text:p>
            <text:p> - Validation new password(same validation as in registration form password field)</text:p>
            <text:p> - After all checks changing password of the subscriber.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Forgot Password</text:p>
          </table:table-cell>
          <table:table-cell office:value-type="string" calcext:value-type="string">
            <text:p> - Providing email address and validation the email.</text:p>
            <text:p> - Checking whether the email address provided is registered with the application.</text:p>
            <text:p> - Checking whether the subscriber is active or inactive.</text:p>
            <text:p> - On submitting forgot password form sending an email to the subscriber with a link to reset his/her </text:p>
            <text:p>   Password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Reset Password</text:p>
          </table:table-cell>
          <table:table-cell office:value-type="string" calcext:value-type="string">
            <text:p> - On clicking on reset password link redirecting the subscriber to a web page to reset his/her</text:p>
            <text:p>   Password.</text:p>
            <text:p> - Providing new password (Validations will be same as in registration form-Password Field).</text:p>
            <text:p> - After all validations, Updating the password.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Profile Enhancement</text:p>
          </table:table-cell>
          <table:table-cell office:value-type="string" calcext:value-type="string">
            <text:p><text:s/>- Profile enhancement of the subscriber.</text:p>
          </table:table-cell>
          <table:table-cell table:number-columns-repeated="1022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7">
          <table:table-cell table:style-name="ce5" office:value-type="string" calcext:value-type="string">
            <text:p>Assessment Modul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Assessment Request Submission</text:p>
          </table:table-cell>
          <table:table-cell office:value-type="string" calcext:value-type="string">
            <text:p> - Providing all the demographic information necessary for Tax assessment.</text:p>
            <text:p> - Selecting at least one reason for ITR calculation.</text:p>
            <text:p> - Subsmitting the assessment form, Saving demographic info in assessmentrequests table and </text:p>
            <text:p>   Reason in taxpayingreasons table. Multiple reasons can selected.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yment module</text:p>
          </table:table-cell>
          <table:table-cell office:value-type="string" calcext:value-type="string">
            <text:p> - After successfully submitting assessment form. Deciding tier status of subscriber.</text:p>
            <text:p> - On the basis of tier status showing fee packages.</text:p>
            <text:p> - Selecting a fee package and redirecting the subscriber to payment page.</text:p>
            <text:p> - Taking all the required information from subscriber.</text:p>
            <text:p> - After successful payment saving payment gateway acknowledgement and transaction id In the </text:p>
            <text:p>   Invoice table.</text:p>
            <text:p> - Creating an invoice and sending to the subscriber on his registered email address.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Assessment Documents</text:p>
          </table:table-cell>
          <table:table-cell office:value-type="string" calcext:value-type="string">
            <text:p> - After making payment, User will be able to upload supporting documents.</text:p>
            <text:p> - Uploading the documents with respect to the assessment request submitted by subscriber.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Assessment List</text:p>
          </table:table-cell>
          <table:table-cell office:value-type="string" calcext:value-type="string">
            <text:p> - Showing list of all assessments requests submitted by a subscriber in previous financial years.</text:p>
            <text:p> - Sorting by financial year in descending order.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Assessment Details</text:p>
          </table:table-cell>
          <table:table-cell office:value-type="string" calcext:value-type="string">
            <text:p><text:s/>- On clicking an assment requests, Showing all the details of that assessment.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Assessment Review Screen</text:p>
          </table:table-cell>
          <table:table-cell office:value-type="string" calcext:value-type="string">
            <text:p> - Review screen of assessment from where subscriber can view the ITR calculation report submitted by </text:p>
            <text:p> the TTG executive.</text:p>
            <text:p> - Subscriber can accept or reject the assessment(ITR) calculation report submitted by TTG.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5" office:value-type="string" calcext:value-type="string">
            <text:p>Notification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otifications</text:p>
          </table:table-cell>
          <table:table-cell office:value-type="string" calcext:value-type="string">
            <text:p><text:s/>- Receiving push notification sent by TTG executive. And showing the notificatin to the subscriber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otification History</text:p>
          </table:table-cell>
          <table:table-cell office:value-type="string" calcext:value-type="string">
            <text:p><text:s/>- Managing notifications history. Displaying all notifications sent to a subscriber in history tab.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12">
          <table:table-cell table:style-name="ce1" office:value-type="string" calcext:value-type="string" table:number-columns-spanned="3" table:number-rows-spanned="1">
            <text:p>Web Backend Application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7">
          <table:table-cell table:style-name="ce5" office:value-type="string" calcext:value-type="string">
            <text:p>Admin Modul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egistration</text:p>
          </table:table-cell>
          <table:table-cell office:value-type="string" calcext:value-type="string">
            <text:p> - Adding new users(admin) to Web Backend. </text:p>
            <text:p> - Admin can add new users to web backend .</text:p>
            <text:p> - Providing all the necessary details for new user form selecting role of the user from role dropdown.</text:p>
            <text:p> - After saving new user form, auto generating a password for the user and sending a Welcome email</text:p>
            <text:p>   to him on the provided email address with the password.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Login</text:p>
          </table:table-cell>
          <table:table-cell office:value-type="string" calcext:value-type="string">
            <text:p> - Validating the email address and password provided by the user.</text:p>
            <text:p> - After all authentications allowing the user to login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Change Password</text:p>
          </table:table-cell>
          <table:table-cell office:value-type="string" calcext:value-type="string">
            <text:p> - Providing old password , new password and confirm new password</text:p>
            <text:p> - Authenticating old password</text:p>
            <text:p> - After all checks changing password of the subscriber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orgot Password</text:p>
          </table:table-cell>
          <table:table-cell office:value-type="string" calcext:value-type="string">
            <text:p> - Providing email address and validation the email.</text:p>
            <text:p> - Checking whether the email address provided is registered with the application.</text:p>
            <text:p> - Checking whether the user is active or inactive.</text:p>
            <text:p> - On submitting forgot password form sending an email to the user with a link to reset his/her </text:p>
            <text:p>   Password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Reset Password</text:p>
          </table:table-cell>
          <table:table-cell office:value-type="string" calcext:value-type="string">
            <text:p> - On clicking on reset password link redirecting the user to password reset page.</text:p>
            <text:p> - Providing new password.</text:p>
            <text:p> - After all validations, Updating the password.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7">
          <table:table-cell table:style-name="ce5" office:value-type="string" calcext:value-type="string">
            <text:p>Payment Integration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ayment Integration</text:p>
          </table:table-cell>
          <table:table-cell office:value-type="string" calcext:value-type="string">
            <text:p><text:s/>- Payment gateway integration. 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Invoices</text:p>
          </table:table-cell>
          <table:table-cell office:value-type="string" calcext:value-type="string">
            <text:p> - After successfull payment, saving the details of payment and payment gateway acknowledgement</text:p>
            <text:p>   And generating invoices in PDF format.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Sending Invoice</text:p>
          </table:table-cell>
          <table:table-cell office:value-type="string" calcext:value-type="string">
            <text:p><text:s/>- Sending email to the application user's with Invoice as attachment in PDF format.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7">
          <table:table-cell table:style-name="ce5" office:value-type="string" calcext:value-type="string">
            <text:p>Assessment Manag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List of assessments</text:p>
          </table:table-cell>
          <table:table-cell office:value-type="string" calcext:value-type="string">
            <text:p> - List of assessment requests on the list page.</text:p>
            <text:p> - Filtering assessments on the basis of Submitted By, From Date and To Date.</text:p>
            <text:p> - Applying filters selected by the user(admin) and getting list of matching assessments. </text:p>
            <text:p> - Sorting the searching the assessments requests.</text:p>
            <text:p> - Server side pagination assessment requests in table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iew an Assessment</text:p>
          </table:table-cell>
          <table:table-cell office:value-type="string" calcext:value-type="string">
            <text:p><text:s/>- Clicking on view button to view complete details of <text:s/>that assessment by admin.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Review an Assessment</text:p>
          </table:table-cell>
          <table:table-cell office:value-type="string" calcext:value-type="string">
            <text:p><text:s/>- Clicking on review button to review the assessment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ending Notifications</text:p>
          </table:table-cell>
          <table:table-cell office:value-type="string" calcext:value-type="string">
            <text:p><text:s/>- Sending notifications to subscribers if the admin wants any additional information.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Uploading of assessment document by admin</text:p>
          </table:table-cell>
          <table:table-cell office:value-type="string" calcext:value-type="string">
            <text:p> - Uploading assessment calculation document prepared by admin(offline).</text:p>
            <text:p> - After uploading sending a notification to the subscriber. Subscriber can view the document.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Uploading ITR receipt challan</text:p>
          </table:table-cell>
          <table:table-cell office:value-type="string" calcext:value-type="string">
            <text:p> - Uploading ITR receipt challan to the assessment prepared by admin(offline).</text:p>
            <text:p> - After uploading sending a notification to the subscriber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ersion History</text:p>
          </table:table-cell>
          <table:table-cell office:value-type="string" calcext:value-type="string">
            <text:p><text:s/>- Maintaining veriosn history of assessment request and showing to admin. 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5" office:value-type="string" calcext:value-type="string">
            <text:p>Email events and push notification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nding emails and push notifications</text:p>
          </table:table-cell>
          <table:table-cell office:value-type="string" calcext:value-type="string">
            <text:p> - Sending push notifications to the subscribers.</text:p>
            <text:p> - Filtering the subscribers, providing message to be send, selecting notification landing screen.</text:p>
            <text:p>   And then saving the notification in a table.</text:p>
            <text:p> - Running a cron to fetch notifications from table and sending to subscribers and updating the </text:p>
            <text:p>Status of notification to be as sent.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7">
          <table:table-cell table:style-name="ce5" office:value-type="string" calcext:value-type="string">
            <text:p>User manag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reate New User</text:p>
          </table:table-cell>
          <table:table-cell office:value-type="string" calcext:value-type="string">
            <text:p> - Adding new users(admin) to Web Backend. </text:p>
            <text:p> - Admin can add new users to web backend .</text:p>
            <text:p> - Providing all the necessary details for new user form selecting role of the user from role dropdown.</text:p>
            <text:p> - After saving new user form, auto generating a password for the user and sending a Welcome email</text:p>
            <text:p>   to him on the provided email address with the password.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List of Users</text:p>
          </table:table-cell>
          <table:table-cell office:value-type="string" calcext:value-type="string">
            <text:p> - Showing list of all users in a table.</text:p>
            <text:p> - Admin can add, edit, delete and view a user. Can also deactivate or again activate a user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diting a user</text:p>
          </table:table-cell>
          <table:table-cell office:value-type="string" calcext:value-type="string">
            <text:p><text:s/>- Editing an already existing user. Email address will not be editable.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Activate/Deacvtivate user</text:p>
          </table:table-cell>
          <table:table-cell office:value-type="string" calcext:value-type="string">
            <text:p> - We will maintain active/inactive flag in user table. On deactivating a user, value of this flag will be set</text:p>
            <text:p>   to off and the user will not be able login but will be shown in the users list. On again activating the </text:p>
            <text:p>   Active flag will be set to on and user will be able to login.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Deleting a user</text:p>
          </table:table-cell>
          <table:table-cell office:value-type="string" calcext:value-type="string">
            <text:p> - We will maintain delete flag in user table. On deleting a user value of user delete flag will be set to off.</text:p>
            <text:p>   And the user will not able to login. And will not be shown in the users list. 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7">
          <table:table-cell table:style-name="ce5" office:value-type="string" calcext:value-type="string">
            <text:p>Subscriber managemen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List of subscribers</text:p>
          </table:table-cell>
          <table:table-cell office:value-type="string" calcext:value-type="string">
            <text:p> - List of all mobile application subscribers. </text:p>
            <text:p> - Applying server side pagination.</text:p>
            <text:p> - Sorting the list.</text:p>
            <text:p> - Searching for specific subscriber.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Viewing a mobile app user</text:p>
          </table:table-cell>
          <table:table-cell office:value-type="string" calcext:value-type="string">
            <text:p><text:s/>- Viewing complete details of a mobile application user in non editable mode.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Editing a mobile app user</text:p>
          </table:table-cell>
          <table:table-cell office:value-type="string" calcext:value-type="string">
            <text:p> - Editing a subscriber. </text:p>
            <text:p> - Email address will not be editable.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Deleting a mobile app user</text:p>
          </table:table-cell>
          <table:table-cell office:value-type="string" calcext:value-type="string">
            <text:p> - Soft deleting a mobile application subscriber. On delete subscriber will not be able to login into the </text:p>
            <text:p>   Mobile application.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Changing Status of app user</text:p>
          </table:table-cell>
          <table:table-cell table:style-name="ce8" office:value-type="string" calcext:value-type="string">
            <text:p> - Admin can verify, unverify and block a subscriber. On each event an email will be triggered and  </text:p>
            <text:p>   Susbcriber will be notified.</text:p>
          </table:table-cell>
          <table:table-cell table:number-columns-repeated="1022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10104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India-HR</meta:initial-creator>
    <meta:creation-date>2016-05-06T16:58:35Z</meta:creation-date>
    <dc:date>2016-05-18T12:41:18.152671956</dc:date>
    <meta:editing-cycles>71</meta:editing-cycles>
    <meta:editing-duration>PT2H10M21S</meta:editing-duration>
    <meta:document-statistic meta:table-count="1" meta:cell-count="92" meta:object-count="0"/>
  </office:meta>
</office:document-meta>
</file>